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666666" draw:marker-start-width="0.252cm" draw:marker-end-width="0.252cm" draw:fill="solid" draw:fill-color="#dddddd" draw:textarea-horizontal-align="justify" draw:textarea-vertical-align="middle" draw:auto-grow-height="false" fo:min-height="1.274cm" fo:min-width="2.167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666666" draw:marker-start-width="0.252cm" draw:marker-end-width="0.252cm" draw:fill-color="#dddddd" draw:textarea-horizontal-align="justify" draw:textarea-vertical-align="middle" draw:auto-grow-height="false" fo:min-height="1.24cm" fo:min-width="2.133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666666" draw:marker-start-width="0.252cm" draw:marker-end-width="0.252cm" draw:fill="solid" draw:fill-color="#ffffff" draw:textarea-horizontal-align="justify" draw:textarea-vertical-align="middle" draw:auto-grow-height="false" fo:min-height="1.24cm" fo:min-width="1.244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666666" draw:marker-start-width="0.252cm" draw:marker-end-width="0.252cm" draw:fill="solid" draw:fill-color="#ffffff" draw:textarea-horizontal-align="justify" draw:textarea-vertical-align="middle" draw:auto-grow-height="false" fo:min-height="1.24cm" fo:min-width="1.244cm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-color="#eeeeee" draw:textarea-horizontal-align="justify" draw:textarea-vertical-align="middle" draw:auto-grow-height="false" fo:min-height="5.211cm" fo:min-width="4.691cm"/>
    </style:style>
    <style:style style:name="gr6" style:family="graphic" style:parent-style-name="standard">
      <style:graphic-properties draw:stroke="solid" svg:stroke-width="0.035cm" svg:stroke-color="#666666" draw:marker-start-width="0.252cm" draw:marker-end-width="0.252cm" draw:fill="solid" draw:fill-color="#dddddd" draw:textarea-horizontal-align="justify" draw:textarea-vertical-align="middle" draw:auto-grow-height="false" fo:min-height="1.24cm" fo:min-width="2.133cm" fo:padding-top="0.142cm" fo:padding-bottom="0.142cm" fo:padding-left="0.267cm" fo:padding-right="0.267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35cm" svg:stroke-color="#666666" draw:marker-start-width="0.252cm" draw:marker-end-width="0.252cm" draw:fill="solid" draw:fill-color="#ffffff" draw:textarea-horizontal-align="justify" draw:textarea-vertical-align="middle" draw:auto-grow-height="false" fo:min-height="1.24cm" fo:min-width="1.625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1.64cm" fo:min-width="0.262cm"/>
    </style:style>
    <style:style style:name="gr12" style:family="graphic" style:parent-style-name="standard">
      <style:graphic-properties draw:stroke="solid" svg:stroke-width="0.035cm" svg:stroke-color="#666666" draw:marker-start-width="0.252cm" draw:marker-end-width="0.252cm" draw:fill="solid" draw:fill-color="#dddddd" draw:textarea-horizontal-align="justify" draw:textarea-vertical-align="middle" draw:auto-grow-height="false" fo:min-height="1.875cm" fo:min-width="3.022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89cm" fo:min-width="0cm"/>
    </style:style>
    <style:style style:name="gr14" style:family="graphic" style:parent-style-name="standard">
      <style:graphic-properties draw:stroke="solid" svg:stroke-width="0.035cm" svg:stroke-color="#666666" draw:marker-start-width="0.252cm" draw:marker-end-width="0.252cm" draw:fill="solid" draw:fill-color="#eeeeee" draw:textarea-horizontal-align="justify" draw:textarea-vertical-align="middle" draw:auto-grow-height="false" fo:min-height="1.24cm" fo:min-width="2.133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draw:fit-to-size="shrink-to-fit" style:shrink-to-fit="true" fo:min-height="0.789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83cm" fo:min-width="0cm"/>
    </style:style>
    <style:style style:name="gr17" style:family="graphic" style:parent-style-name="standard">
      <style:graphic-properties draw:stroke="solid" draw:stroke-dash="Fine_20_Dotted" svg:stroke-width="0.035cm" svg:stroke-color="#000000" draw:marker-start-width="0.252cm" draw:marker-end-width="0.252cm" draw:fill="solid" draw:fill-color="#dddddd" draw:opacity="57%" draw:textarea-horizontal-align="justify" draw:textarea-vertical-align="middle" draw:auto-grow-height="false" fo:min-height="6.32cm" fo:min-width="0.609cm" fo:padding-top="0.142cm" fo:padding-bottom="0.142cm" fo:padding-left="0.267cm" fo:padding-right="0.267cm"/>
    </style:style>
    <style:style style:name="gr18" style:family="graphic" style:parent-style-name="standard">
      <style:graphic-properties draw:stroke="solid" draw:stroke-dash="Fine_20_Dotted" svg:stroke-width="0.035cm" svg:stroke-color="#000000" draw:marker-start-width="0.252cm" draw:marker-end-width="0.252cm" draw:fill="solid" draw:fill-color="#dddddd" draw:opacity="57%" draw:textarea-horizontal-align="justify" draw:textarea-vertical-align="middle" draw:auto-grow-height="false" fo:min-height="2.383cm" fo:min-width="0.609cm" fo:padding-top="0.142cm" fo:padding-bottom="0.142cm" fo:padding-left="0.267cm" fo:padding-right="0.267cm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="solid" draw:fill-color="#dddddd"/>
      <style:paragraph-properties fo:text-align="center"/>
      <style:text-properties fo:font-size="10pt"/>
    </style:style>
    <style:style style:name="P3" style:family="paragraph">
      <loext:graphic-properties draw:fill-color="#dddddd"/>
      <style:paragraph-properties fo:text-align="center"/>
      <style:text-properties fo:font-size="10pt"/>
    </style:style>
    <style:style style:name="P4" style:family="paragraph">
      <loext:graphic-properties draw:fill="solid" draw:fill-color="#ffffff"/>
      <style:paragraph-properties fo:text-align="center"/>
      <style:text-properties fo:font-size="10pt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  <style:text-properties fo:font-size="8pt"/>
    </style:style>
    <style:style style:name="P8" style:family="paragraph">
      <loext:graphic-properties draw:fill="solid" draw:fill-color="#ffffff"/>
      <style:paragraph-properties fo:text-align="center"/>
      <style:text-properties fo:font-size="8pt"/>
    </style:style>
    <style:style style:name="P9" style:family="paragraph">
      <style:text-properties fo:font-size="10pt"/>
    </style:style>
    <style:style style:name="P10" style:family="paragraph">
      <loext:graphic-properties draw:fill="none" draw:fill-color="#ffffff"/>
      <style:text-properties fo:font-size="10pt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text-align="end"/>
      <style:text-properties fo:font-size="10pt"/>
    </style:style>
    <style:style style:name="P13" style:family="paragraph">
      <loext:graphic-properties draw:fill="none" draw:fill-color="#ffffff"/>
      <style:paragraph-properties fo:text-align="center"/>
      <style:text-properties fo:font-size="10pt"/>
    </style:style>
    <style:style style:name="P14" style:family="paragraph">
      <loext:graphic-properties draw:fill="solid" draw:fill-color="#eeeeee"/>
      <style:paragraph-properties fo:text-align="center"/>
      <style:text-properties fo:font-size="10pt"/>
    </style:style>
    <style:style style:name="P15" style:family="paragraph">
      <style:paragraph-properties fo:text-align="start"/>
      <style:text-properties fo:font-size="10pt"/>
    </style:style>
    <style:style style:name="P16" style:family="paragraph">
      <loext:graphic-properties draw:fill="none" draw:fill-color="#ffffff"/>
      <style:paragraph-properties fo:text-align="start"/>
      <style:text-properties fo:font-size="10pt"/>
    </style:style>
    <style:style style:name="P17" style:family="paragraph">
      <loext:graphic-properties draw:fill="solid" draw:fill-color="#dddddd" draw:opacity="57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67cm" svg:height="1.524cm" svg:x="2.397cm" svg:y="2.01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67cm" svg:height="1.524cm" svg:x="5.064cm" svg:y="2.01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67cm" svg:height="1.524cm" svg:x="7.731cm" svg:y="2.01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524cm" svg:x="2.905cm" svg:y="3.41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524cm" svg:x="2.905cm" svg:y="4.93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524cm" svg:x="2.905cm" svg:y="6.461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524cm" svg:x="5.572cm" svg:y="3.413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524cm" svg:x="5.572cm" svg:y="4.93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524cm" svg:x="5.572cm" svg:y="6.461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524cm" svg:x="8.239cm" svg:y="3.413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524cm" svg:x="8.239cm" svg:y="4.937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524cm" svg:x="8.239cm" svg:y="6.46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1.524cm" svg:x="0.365cm" svg:y="3.41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1.524cm" svg:x="0.365cm" svg:y="4.93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1.524cm" svg:x="0.365cm" svg:y="6.461cm">
          <text:p text:style-name="P1">2</text:p>
          <draw:enhanced-geometry svg:viewBox="0 0 21600 21600" draw:type="rectangle" draw:enhanced-path="M 0 0 L 21600 0 21600 21600 0 21600 0 0 Z N"/>
        </draw:custom-shape>
      </draw:page>
      <draw:page draw:name="adjacent-nodes" draw:style-name="dp1" draw:master-page-name="Default">
        <draw:custom-shape draw:style-name="gr5" draw:text-style-name="P5" draw:layer="layout" svg:width="5.191cm" svg:height="5.461cm" svg:x="0cm" svg:y="3.0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667cm" svg:height="1.524cm" svg:x="2.406cm" svg:y="2.01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67cm" svg:height="1.524cm" svg:x="5.073cm" svg:y="2.01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67cm" svg:height="1.524cm" svg:x="7.74cm" svg:y="2.01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524cm" svg:x="2.914cm" svg:y="3.41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524cm" svg:x="2.914cm" svg:y="4.93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524cm" svg:x="2.914cm" svg:y="6.462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524cm" svg:x="5.581cm" svg:y="3.41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524cm" svg:x="5.581cm" svg:y="4.93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524cm" svg:x="5.581cm" svg:y="6.462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524cm" svg:x="8.248cm" svg:y="3.414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524cm" svg:x="8.248cm" svg:y="4.93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524cm" svg:x="8.248cm" svg:y="6.4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1.524cm" svg:x="0.374cm" svg:y="3.41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1.524cm" svg:x="0.374cm" svg:y="4.93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1.524cm" svg:x="0.374cm" svg:y="6.462cm">
          <text:p text:style-name="P1">2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2.143cm" svg:y1="4.302cm" svg:x2="3.413cm" svg:y2="4.302cm">
          <text:p/>
        </draw:line>
        <draw:line draw:style-name="gr8" draw:text-style-name="P6" draw:layer="layout" svg:x1="1.762cm" svg:y1="4.302cm" svg:x2="3.413cm" svg:y2="4.302cm">
          <text:p/>
        </draw:line>
        <draw:line draw:style-name="gr8" draw:text-style-name="P6" draw:layer="layout" svg:x1="1.762cm" svg:y1="5.699cm" svg:x2="3.413cm" svg:y2="5.699cm">
          <text:p/>
        </draw:line>
        <draw:line draw:style-name="gr8" draw:text-style-name="P6" draw:layer="layout" svg:x1="1.762cm" svg:y1="7.223cm" svg:x2="3.413cm" svg:y2="7.223cm">
          <text:p/>
        </draw:line>
      </draw:page>
      <draw:page draw:name="page3" draw:style-name="dp1" draw:master-page-name="Default">
        <draw:custom-shape draw:style-name="gr6" draw:text-style-name="P2" draw:layer="layout" svg:width="2.667cm" svg:height="1.524cm" svg:x="2.406cm" svg:y="2.01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67cm" svg:height="1.524cm" svg:x="5.073cm" svg:y="2.01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67cm" svg:height="1.524cm" svg:x="7.74cm" svg:y="2.01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159cm" svg:height="1.524cm" svg:x="2.524cm" svg:y="4.048cm">
          <text:p text:style-name="P7">MAX_VALUE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159cm" svg:height="1.524cm" svg:x="5.318cm" svg:y="4.048cm">
          <text:p text:style-name="P7">MAX_VALUE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159cm" svg:height="1.524cm" svg:x="8.112cm" svg:y="4.048cm">
          <text:p text:style-name="P7">MAX_VALUE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3.774cm" svg:y1="3.159cm" svg:x2="3.794cm" svg:y2="4.429cm">
          <text:p/>
        </draw:line>
        <draw:line draw:style-name="gr8" draw:text-style-name="P6" draw:layer="layout" svg:x1="6.461cm" svg:y1="3.159cm" svg:x2="6.481cm" svg:y2="4.429cm">
          <text:p/>
        </draw:line>
        <draw:line draw:style-name="gr8" draw:text-style-name="P6" draw:layer="layout" svg:x1="9.128cm" svg:y1="3.159cm" svg:x2="9.148cm" svg:y2="4.429cm">
          <text:p/>
        </draw:line>
        <draw:frame draw:style-name="gr10" draw:text-style-name="P10" draw:layer="layout" svg:width="2.686cm" svg:height="0.645cm" svg:x="-0.162cm" svg:y="4.429cm">
          <draw:text-box>
            <text:p text:style-name="P9">associateWith</text:p>
          </draw:text-box>
        </draw:frame>
        <draw:custom-shape draw:style-name="gr11" draw:text-style-name="P11" draw:layer="layout" svg:width="1.524cm" svg:height="2.159cm" svg:x="5.699cm" svg:y="5.9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2" draw:layer="layout" svg:width="3.556cm" svg:height="2.159cm" svg:x="4.683cm" svg:y="8.239cm">
          <text:p text:style-name="P1">0: MAX_VALUE</text:p>
          <text:p text:style-name="P1">1: MAX_VALUE</text:p>
          <text:p text:style-name="P1">2: MAX_VALUE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3.321cm" svg:height="1.039cm" svg:x="1.508cm" svg:y="8.874cm">
          <draw:text-box>
            <text:p text:style-name="P12">Map&lt;Node, Int&gt;</text:p>
          </draw:text-box>
        </draw:frame>
      </draw:page>
      <draw:page draw:name="page4" draw:style-name="dp1" draw:master-page-name="Default">
        <draw:custom-shape draw:style-name="gr6" draw:text-style-name="P2" draw:layer="layout" svg:width="2.667cm" svg:height="1.524cm" svg:x="2.406cm" svg:y="2.01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67cm" svg:height="1.524cm" svg:x="2.397cm" svg:y="3.5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67cm" svg:height="1.524cm" svg:x="2.397cm" svg:y="5.06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2.667cm" svg:height="1.524cm" svg:x="5.073cm" svg:y="2.016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2.667cm" svg:height="1.524cm" svg:x="5.064cm" svg:y="3.53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2.667cm" svg:height="1.524cm" svg:x="5.064cm" svg:y="5.063cm">
          <text:p text:style-name="P1">4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4.175cm" svg:y1="2.778cm" svg:x2="5.826cm" svg:y2="2.778cm">
          <text:p/>
        </draw:line>
        <draw:line draw:style-name="gr8" draw:text-style-name="P6" draw:layer="layout" svg:x1="4.175cm" svg:y1="4.302cm" svg:x2="5.826cm" svg:y2="4.302cm">
          <text:p/>
        </draw:line>
        <draw:line draw:style-name="gr8" draw:text-style-name="P6" draw:layer="layout" svg:x1="4.175cm" svg:y1="5.699cm" svg:x2="5.826cm" svg:y2="5.699cm">
          <text:p/>
        </draw:line>
        <draw:frame draw:style-name="gr15" draw:text-style-name="P13" draw:layer="layout" svg:width="2.032cm" svg:height="1.039cm" svg:x="2.905cm" svg:y="1cm">
          <draw:text-box>
            <text:p text:style-name="P1">key (node)</text:p>
          </draw:text-box>
        </draw:frame>
        <draw:frame draw:style-name="gr16" draw:text-style-name="P16" draw:layer="layout" svg:width="2.159cm" svg:height="1.433cm" svg:x="5.572cm" svg:y="0.746cm">
          <draw:text-box>
            <text:p text:style-name="P15">value</text:p>
            <text:p text:style-name="P15">(distance)</text:p>
          </draw:text-box>
        </draw:frame>
        <draw:custom-shape draw:style-name="gr17" draw:text-style-name="P17" draw:layer="layout" svg:width="1.143cm" svg:height="6.604cm" svg:x="5.826cm" svg:y="2.27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3.175cm" svg:height="1.039cm" svg:x="4.302cm" svg:y="7.858cm">
          <draw:text-box>
            <text:p text:style-name="P1">minBy( <text:s text:c="14"/>)</text:p>
          </draw:text-box>
        </draw:frame>
        <draw:custom-shape draw:style-name="gr2" draw:text-style-name="P3" draw:layer="layout" svg:width="2.667cm" svg:height="1.524cm" svg:x="2.397cm" svg:y="9.25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2.667cm" svg:height="1.524cm" svg:x="5.064cm" svg:y="9.255cm">
          <text:p text:style-name="P1">2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4.175cm" svg:y1="10.018cm" svg:x2="5.826cm" svg:y2="10.018cm">
          <text:p/>
        </draw:line>
        <draw:custom-shape draw:style-name="gr18" draw:text-style-name="P17" draw:layer="layout" svg:width="1.143cm" svg:height="2.667cm" svg:x="3.159cm" svg:y="9.509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2.032cm" svg:height="1.039cm" svg:x="4.175cm" svg:y="11.01cm">
          <draw:text-box>
            <text:p text:style-name="P1">.ke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0T19:10:06.076200189</meta:creation-date>
    <dc:date>2019-07-22T12:21:07.288921145</dc:date>
    <meta:editing-duration>P1DT8H27M38S</meta:editing-duration>
    <meta:editing-cycles>1</meta:editing-cycles>
    <meta:document-statistic meta:object-count="66"/>
    <meta:generator>LibreOffice/6.2.4.2$MacOSX_X86_64 LibreOffice_project/2412653d852ce75f65fbfa83fb7e7b669a126d64</meta:generator>
  </office:meta>
</office:document-meta>
</file>